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7" table:default-cell-style-name="ce5"/>
        <table:table-column table:style-name="co10" table:number-columns-repeated="768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NF 4406 - process. 0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2-15">
            <text:p>15/02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NF 4431 - process. 02/2016</text:p>
          </table:table-cell>
          <table:table-cell table:style-name="ce10" office:value-type="float" office:value="158">
            <text:p>15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3-14">
            <text:p>14/03/2016</text:p>
          </table:table-cell>
          <table:table-cell table:style-name="ce10" office:value-type="float" office:value="0">
            <text:p>-</text:p>
          </table:table-cell>
          <table:table-cell table:style-name="ce15" office:value-type="string">
            <text:p>Desc. 10,00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NF 4456 - process. 03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4-18">
            <text:p>18/04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NF 4481 - process. 04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6-20">
            <text:p>20/06/2016</text:p>
          </table:table-cell>
          <table:table-cell table:style-name="ce10" table:formula="of:=[.C5]-[.F5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NF 4508 - process. 05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6-20">
            <text:p>20/06/2016</text:p>
          </table:table-cell>
          <table:table-cell table:style-name="ce10" table:formula="of:=[.C6]-[.F6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NF 4534 - process. 06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7-06">
            <text:p>06/07/2016</text:p>
          </table:table-cell>
          <table:table-cell table:style-name="ce10" table:formula="of:=[.C7]-[.F7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7-22">
            <text:p>22/07/2016</text:p>
          </table:table-cell>
          <table:table-cell table:style-name="ce7" office:value-type="string">
            <text:p>NF 4560 - process. 07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8-19">
            <text:p>19/08/2016</text:p>
          </table:table-cell>
          <table:table-cell table:style-name="ce10" table:formula="of:=[.C8]-[.F8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8-25">
            <text:p>25/08/2016</text:p>
          </table:table-cell>
          <table:table-cell table:style-name="ce7" office:value-type="string">
            <text:p>NF 4586 - process. 08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09-20">
            <text:p>20/09/2016</text:p>
          </table:table-cell>
          <table:table-cell table:style-name="ce10" table:formula="of:=[.C9]-[.F9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620 - process. 09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0-10">
            <text:p>10/10/2016</text:p>
          </table:table-cell>
          <table:table-cell table:style-name="ce10" table:formula="of:=[.C10]-[.F10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55 - process. 10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1-14">
            <text:p>14/11/2016</text:p>
          </table:table-cell>
          <table:table-cell table:style-name="ce10" table:formula="of:=[.C11]-[.F11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89 - process. 11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6-12-12">
            <text:p>12/12/2016</text:p>
          </table:table-cell>
          <table:table-cell table:style-name="ce10" table:formula="of:=[.C12]-[.F12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723 - process. 12/2016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148">
            <text:p>148,00</text:p>
          </table:table-cell>
          <table:table-cell table:style-name="ce2" office:value-type="date" office:date-value="2017-01-16">
            <text:p>16/01/2017</text:p>
          </table:table-cell>
          <table:table-cell table:style-name="ce10" table:formula="of:=[.C13]-[.F13]" office:value-type="float" office:value="0">
            <text:p>-</text:p>
          </table:table-cell>
          <table:table-cell table:style-name="ce15"/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57 - process. 01/2017</text:p>
          </table:table-cell>
          <table:table-cell table:style-name="ce10" office:value-type="float" office:value="148">
            <text:p>148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5" office:value-type="string">
            <text:p>encerrado</text:p>
          </table:table-cell>
          <table:table-cell table:style-name="ce19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14])" office:value-type="float" office:value="0">
            <text:p>-</text:p>
          </table:table-cell>
          <table:table-cell table:style-name="ce14"/>
          <table:table-cell table:style-name="ce19" table:number-columns-repeated="247"/>
          <table:table-cell table:number-columns-repeated="768"/>
        </table:table-row>
        <table:table-row table:style-name="ro2" table:number-rows-repeated="3199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19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1-26">26/01/2017</text:date></text:span><text:span text:style-name="MT2"> - </text:span><text:span text:style-name="MT2"><text:time>17:54:22</text:time></text:span><text:span text:style-name="MT2"> </text:span></text:p>
        </style:region-center>
        <style:region-right>
          <text:p><text:span text:style-name="MT3">Mitra Diocesana / Bairro Ressaca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itra Diocesana de Osasco - Bairro Ressaca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7:5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9:28</meta:creation-date>
    <dc:date>2017-01-26T17:54:22</dc:date>
    <meta:print-date>2014-03-31T11:55:58.938707586</meta:print-date>
    <dc:language>pt-PT</dc:language>
    <meta:editing-cycles>367</meta:editing-cycles>
    <meta:editing-duration>PT20H47M4S</meta:editing-duration>
    <dc:creator>Carlos Augusto Marcicano</dc:creator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